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6.0pt"/>
    </style:style>
    <style:style style:name="P2" style:family="paragraph" style:parent-style-name="Standard">
      <style:text-properties style:font-name="Times" fo:font-size="26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26.0pt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26.0pt"/>
    </style:style>
    <style:style style:name="P5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" fo:font-size="26.0pt"/>
    </style:style>
    <style:style style:name="P6" style:family="paragraph" style:parent-style-name="Standard">
      <style:paragraph-properties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" fo:font-size="26.0pt"/>
    </style:style>
    <style:style style:name="P7" style:family="paragraph" style:parent-style-name="Standard">
      <style:text-properties style:font-name="Times" fo:font-size="12.0pt" fo:color="#0000e9"/>
    </style:style>
    <style:style style:name="P8" style:family="paragraph" style:parent-style-name="Standard">
      <style:text-properties style:font-name="Times" fo:font-size="26.0pt" fo:color="#fc524a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26.0pt" fo:color="#fc524a"/>
    </style:style>
    <style:style style:name="P10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26.0pt" fo:color="#fc524a"/>
    </style:style>
    <style:style style:name="P11" style:family="paragraph" style:parent-style-name="Standard">
      <style:paragraph-properties fo:margin-left="2.5000in" fo:text-indent="-2.5000in">
        <style:tab-stops>
          <style:tab-stop style:position="2.1528in"/>
          <style:tab-stop style:position="2.5000in"/>
        </style:tab-stops>
      </style:paragraph-properties>
      <style:text-properties style:font-name="Times" fo:font-size="26.0pt"/>
    </style:style>
    <style:style style:name="P12" style:family="paragraph" style:parent-style-name="Standard">
      <style:paragraph-properties fo:margin-left="3.0000in" fo:text-indent="-3.0000in">
        <style:tab-stops>
          <style:tab-stop style:position="2.6528in"/>
          <style:tab-stop style:position="3.0000in"/>
        </style:tab-stops>
      </style:paragraph-properties>
      <style:text-properties style:font-name="Times" fo:font-size="26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ize="26.0pt" fo:font-size-asian="26.0pt" fo:font-size-complex="26.0pt" fo:color="#000000"/>
    </style:style>
    <style:style style:name="T3" style:family="text">
      <style:text-properties style:text-underline-style="solid" fo:letter-spacing="0.0000in"/>
    </style:style>
    <style:style style:name="T4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  <text:list-level-style-bullet text:level="3" text:bullet-char="•">
        <style:list-level-properties text:space-before="0.75in" text:min-label-width="0.25in"/>
      </text:list-level-style-bullet>
      <text:list-level-style-bullet text:level="4" text:bullet-char="•">
        <style:list-level-properties text:space-before="1.0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</text:list-style>
    <text:list-style style:name="L3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  <text:list-level-style-bullet text:level="3" text:bullet-char="•">
        <style:list-level-properties text:space-before="0.75in" text:min-label-width="0.25in"/>
      </text:list-level-style-bullet>
    </text:list-style>
    <text:list-style style:name="L4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  <text:list-level-style-bullet text:level="3" text:bullet-char="•">
        <style:list-level-properties text:space-before="0.75in" text:min-label-width="0.25in"/>
      </text:list-level-style-bullet>
      <text:list-level-style-bullet text:level="4" text:bullet-char="•">
        <style:list-level-properties text:space-before="1.00in" text:min-label-width="0.25in"/>
      </text:list-level-style-bullet>
      <text:list-level-style-bullet text:level="5" text:bullet-char="•">
        <style:list-level-properties text:space-before="1.25in" text:min-label-width="0.25in"/>
      </text:list-level-style-bullet>
      <text:list-level-style-bullet text:level="6" text:bullet-char="•">
        <style:list-level-properties text:space-before="1.50in" text:min-label-width="0.25in"/>
      </text:list-level-style-bullet>
    </text:list-style>
  </office:automatic-styles>
  <office:body>
    <office:text>
      <text:p text:style-name="P1">Translator Build Instructions</text:p>
      <text:p text:style-name="P2"/>
      <text:p text:style-name="P2"><text:span text:style-name="T1">System Requirements</text:span></text:p>
      <text:p text:style-name="P2"/>
      <text:list text:style-name="L1">
        <text:list-item>
          <text:p text:style-name="P3">Operating System (Need one from this list)</text:p>
          <text:list>
            <text:list-item>
              <text:p text:style-name="P4">Ubuntu Linux 16.04</text:p>
              <text:list>
                <text:list-item>
                  <text:p text:style-name="P5">Runs Soar and Uppaal</text:p>
                </text:list-item>
              </text:list>
            </text:list-item>
            <text:list-item>
              <text:p text:style-name="P4">Red Hat Linux</text:p>
              <text:list>
                <text:list-item>
                  <text:p text:style-name="P5">Runs Soar</text:p>
                </text:list-item>
              </text:list>
            </text:list-item>
          </text:list>
        </text:list-item>
        <text:list-item>
          <text:p text:style-name="P3">Software</text:p>
          <text:list>
            <text:list-item>
              <text:p text:style-name="P4">Maven</text:p>
              <text:list>
                <text:list-item>
                  <text:p text:style-name="P5">To install from command line</text:p>
                  <text:list>
                    <text:list-item>
                      <text:p text:style-name="P6">Ubuntu: sudo apt-get install maven</text:p>
                    </text:list-item>
                    <text:list-item>
                      <text:p text:style-name="P6">Red Hat: sudo yum install maven</text:p>
                    </text:list-item>
                  </text:list>
                </text:list-item>
              </text:list>
            </text:list-item>
            <text:list-item>
              <text:p text:style-name="P4">Java JDK 1.8</text:p>
              <text:list>
                <text:list-item>
                  <text:p text:style-name="P5">To install from command line</text:p>
                  <text:list>
                    <text:list-item>
                      <text:p text:style-name="P6">Ubuntu: sudo apt-get install openjdk-8-jdk</text:p>
                    </text:list-item>
                    <text:list-item>
                      <text:p text:style-name="P6">Red Hat: sudo yum install openjdk-8-jdk</text:p>
                    </text:list-item>
                  </text:list>
                </text:list-item>
              </text:list>
            </text:list-item>
            <text:list-item>
              <text:p text:style-name="P4">IntelliJ IDEA Ultimate Edition</text:p>
              <text:list>
                <text:list-item>
                  <text:p text:style-name="P5">This software is free for current college students</text:p>
                </text:list-item>
                <text:list-item>
                  <text:p text:style-name="P5">Download from: <text:a xlink:type="simple" xlink:href="https://www.jetbrains.com/idea/download/#section=linux"><text:span text:style-name="T1">https://www.jetbrains.com/idea/download/#section=linux</text:span></text:a></text:p>
                </text:list-item>
              </text:list>
            </text:list-item>
          </text:list>
        </text:list-item>
      </text:list>
      <text:p text:style-name="P2"/>
      <text:p text:style-name="P2"><text:span text:style-name="T1">Retrieving Repository</text:span></text:p>
      <text:p text:style-name="P7"><text:span text:style-name="T2">Clone and download from </text:span><text:a xlink:type="simple" xlink:href="https://github.com/sbhattacharyya/lvca/tree/droneFlight/UAS"><text:span text:style-name="T3">https://github.com/sbhattacharyya/lvca/tree/droneFlight/UAS</text:span></text:a></text:p>
      <text:p text:style-name="P8"/>
      <text:list text:style-name="L2">
        <text:list-item>
          <text:p text:style-name="P9">Navigate to github.fit.edu</text:p>
        </text:list-item>
        <text:list-item>
          <text:p text:style-name="P9">Login: Tracks account (from Florida Institute of Technology)</text:p>
          <text:list>
            <text:list-item>
              <text:p text:style-name="P10">Note: If you don't have a Tracks account from FIT, you won't be able to access github.fit.edu</text:p>
            </text:list-item>
          </text:list>
        </text:list-item>
        <text:list-item>
          <text:p text:style-name="P9">Navigate to “lvca” project on Github</text:p>
          <text:list>
            <text:list-item>
              <text:p text:style-name="P10">Note: Currently this project is private. To request access, please email <text:a xlink:type="simple" xlink:href="mailto:dgriessler2016@my.fit.edu">dgriessler2016@my.fit.edu</text:a><text:s/>and include your information to request access </text:p>
            </text:list-item>
          </text:list>
        </text:list-item>
        <text:list-item>
          <text:p text:style-name="P9">Click on “Clone or download”</text:p>
          <text:list>
            <text:list-item>
              <text:p text:style-name="P10">Green button to the right of the screen on the “Code” tab in the repository</text:p>
            </text:list-item>
          </text:list>
        </text:list-item>
        <text:list-item>
          <text:p text:style-name="P9">Click on Download ZIP</text:p>
          <text:list>
            <text:list-item>
              <text:p text:style-name="P10">Make sure you save the repository where you can access it</text:p>
            </text:list-item>
            <text:list-item>
              <text:p text:style-name="P10">You will then need to extract the Zipped file</text:p>
            </text:list-item>
            <text:list-item>
              <text:p text:style-name="P10">You can also download the repository through the command line</text:p>
            </text:list-item>
            <text:list-item>
              <text:p text:style-name="P10">See <text:a xlink:type="simple" xlink:href="https://services.github.com/on-demand/github-cli/clone-repo-cli">https://services.github.com/on-demand/github-cli/clone-repo-cli</text:a><text:s/>for more information</text:p>
            </text:list-item>
          </text:list>
        </text:list-item>
      </text:list>
      <text:p text:style-name="P2"/>
      <text:p text:style-name="P2"><text:span text:style-name="T1">Building Repository</text:span></text:p>
      <text:p text:style-name="P2"><text:span text:style-name="T1"/></text:p>
      <text:list text:style-name="L3">
        <text:list-item>
          <text:p text:style-name="P3">Launch Intellij</text:p>
          <text:list>
            <text:list-item>
              <text:p text:style-name="P4">If you haven't yet, set up IntelliJ with basic settings</text:p>
            </text:list-item>
          </text:list>
        </text:list-item>
        <text:list-item>
          <text:p text:style-name="P3">Go to the top left of the page and click on File <text:span text:style-name="T4">→</text:span><text:s/>Open</text:p>
          <text:list>
            <text:list-item>
              <text:p text:style-name="P4">Navigate to the repository that was downloaded in the last step</text:p>
            </text:list-item>
            <text:list-item>
              <text:p text:style-name="P4">Click lvca/code/SoarToUPPAALTranslator/pom.xml <text:span text:style-name="T4">→</text:span><text:s/>Open as project</text:p>
            </text:list-item>
          </text:list>
        </text:list-item>
        <text:list-item>
          <text:p text:style-name="P3">Ensure IntelliJ is using the JDK that you installed earlier</text:p>
          <text:list>
            <text:list-item>
              <text:p text:style-name="P4">Navigate to the top left of the page and click on File <text:span text:style-name="T4">→</text:span><text:s/>Project Structure <text:span text:style-name="T4">→</text:span><text:s/>Project</text:p>
            </text:list-item>
            <text:list-item>
              <text:p text:style-name="P4">Under Project SDK it should show 1.8</text:p>
              <text:list>
                <text:list-item>
                  <text:p text:style-name="P5">If it says “No SDK” check to see if 1.8 is in the drop down menu. <text:s/></text:p>
                </text:list-item>
                <text:list-item>
                  <text:p text:style-name="P5">If it is not, ensure that the JDK was installed correctly and check again. <text:s/></text:p>
                </text:list-item>
                <text:list-item>
                  <text:p text:style-name="P5">If you need further assistance, follow troubleshooting for installing Java JDK through IntelliJ website</text:p>
                </text:list-item>
              </text:list>
            </text:list-item>
          </text:list>
        </text:list-item>
        <text:list-item>
          <text:p text:style-name="P3">Click on “add root” which should be a pop up window on the bottom right of your screen</text:p>
        </text:list-item>
        <text:list-item>
          <text:p text:style-name="P3">Navigate to the branch you want to work on</text:p>
          <text:list>
            <text:list-item>
              <text:p text:style-name="P4">Go to the bottom right of the program and you will see “Git: “ followed by where you are in the project</text:p>
            </text:list-item>
            <text:list-item>
              <text:p text:style-name="P4">Click on this text and you will get a drop down</text:p>
            </text:list-item>
            <text:list-item>
              <text:p text:style-name="P4">If you don't have a remote branch yet</text:p>
              <text:list>
                <text:list-item>
                  <text:p text:style-name="P5">Navigate to the remote branch you would like to work on</text:p>
                </text:list-item>
                <text:list-item>
                  <text:p text:style-name="P5">Click on “Checkout As...” to checkout the branch</text:p>
                </text:list-item>
                <text:list-item>
                  <text:p text:style-name="P5">Save it as a local branch</text:p>
                </text:list-item>
              </text:list>
            </text:list-item>
            <text:list-item>
              <text:p text:style-name="P4">If you have a remote branch and would like to work on it</text:p>
              <text:list>
                <text:list-item>
                  <text:p text:style-name="P5">Click on “Checkout As...” to checkout the branch</text:p>
                </text:list-item>
              </text:list>
            </text:list-item>
          </text:list>
        </text:list-item>
        <text:list-item>
          <text:p text:style-name="P3">Build Maven dependencies</text:p>
          <text:list>
            <text:list-item>
              <text:p text:style-name="P4">Go to the top of the screen and click on View <text:span text:style-name="T4">→</text:span><text:s/>Tool Windows <text:span text:style-name="T4">→</text:span><text:s/>Maven Projects</text:p>
              <text:list>
                <text:list-item>
                  <text:p text:style-name="P5">If you don't see it or it throws any errors, ensure you installed Maven correctly by following the instructions above</text:p>
                </text:list-item>
              </text:list>
            </text:list-item>
            <text:list-item>
              <text:p text:style-name="P4">Navigate to lvca-translator <text:span text:style-name="T4">→</text:span><text:s/>Plugins <text:span text:style-name="T4">→</text:span><text:s/>antlr4 </text:p>
            </text:list-item>
            <text:list-item>
              <text:p text:style-name="P4">double click on “antlr4:antlr4”</text:p>
            </text:list-item>
          </text:list>
        </text:list-item>
      </text:list>
      <text:p text:style-name="P2"/>
      <text:p text:style-name="P2"><text:span text:style-name="T1">Running the Translator</text:span></text:p>
      <text:p text:style-name="P2"/>
      <text:list text:style-name="L4">
        <text:list-item>
          <text:p text:style-name="P3">On the top right of the window, you should see a small drop down box in between the Play button (which looks like a triangle) and the Build Project button (which looks like a hammer)</text:p>
        </text:list-item>
        <text:list-item>
          <text:p text:style-name="P3">Click on the drop down and select Edit Configurations</text:p>
        </text:list-item>
        <text:list-item>
          <text:p text:style-name="P3">Under Application select SoarTranslator</text:p>
          <text:list>
            <text:list-item>
              <text:p text:style-name="P4">If SoarTranslator is not in the list</text:p>
              <text:list>
                <text:list-item>
                  <text:p text:style-name="P5">Click on the “+” in the upper left of the pop up window</text:p>
                </text:list-item>
                <text:list-item>
                  <text:p text:style-name="P5">Click on Application</text:p>
                </text:list-item>
                <text:list-item>
                  <text:p text:style-name="P5">Click on the “...” to the right of where it says “Main class” to select edu.fit.hiai.lvca.translator.soar.SoarTranslator</text:p>
                </text:list-item>
                <text:list-item>
                  <text:p text:style-name="P5">Provide the following Program arguments</text:p>
                  <text:list>
                    <text:list-item>
                      <text:p text:style-name="P6">-i will designate the Soar file that is being inputted into the program</text:p>
                      <text:list>
                        <text:list-item>
                          <text:p text:style-name="P11">Include -i followed by the path to the Soar file</text:p>
                        </text:list-item>
                      </text:list>
                    </text:list-item>
                    <text:list-item>
                      <text:p text:style-name="P6">-o will designate the name of the UPPAAL file that will be generated by the program</text:p>
                      <text:list>
                        <text:list-item>
                          <text:p text:style-name="P11">Include -o followed by the path and name of the file you want to generated</text:p>
                          <text:list>
                            <text:list-item>
                              <text:p text:style-name="P12">Note: Make sure you include the .xml on the end of the file path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